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333333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_ofdm.m is a matlab program which simulates Orthogonal Frequency Division Multiplexing(OFDM) <text:span text:style-name="T2">with 4-ary signalling on each FFT sample, add Additive White Gaussian Nose(AWGN) and Compute Bit Error Rate(BER) and compare with ideal BE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S</meta:editing-duration>
    <meta:editing-cycles>4</meta:editing-cycles>
    <meta:generator>OpenOffice/4.1.1$Win32 OpenOffice.org_project/411m6$Build-9775</meta:generator>
    <dc:date>2015-11-27T13:56:44.32</dc:date>
    <dc:creator>akhila raman</dc:creator>
    <meta:document-statistic meta:table-count="0" meta:image-count="0" meta:object-count="0" meta:page-count="1" meta:paragraph-count="1" meta:word-count="33" meta:character-count="236"/>
    <meta:user-defined meta:name="Info 1"/>
    <meta:user-defined meta:name="Info 2"/>
    <meta:user-defined meta:name="Info 3"/>
    <meta:user-defined meta:name="Info 4"/>
  </office:meta>
</office:document-meta>
</file>